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text-properties fo:language="fr" fo:country="FR"/>
    </style:style>
    <style:style style:name="P3" style:family="paragraph" style:parent-style-name="Standard">
      <style:text-properties fo:language="fr" fo:country="FR"/>
    </style:style>
    <style:style style:name="P4" style:family="paragraph" style:parent-style-name="Standard">
      <style:text-properties fo:language="fr" fo:country="FR"/>
    </style:style>
    <style:style style:name="P5" style:family="paragraph" style:parent-style-name="Standard">
      <style:paragraph-properties fo:break-before="page"/>
      <style:text-properties fo:language="fr" fo:country="FR"/>
    </style:style>
    <style:style style:name="T1" style:family="text">
      <style:text-properties fo:language="fr" fo:country="CA"/>
    </style:style>
    <style:style style:name="T2" style:family="text">
      <style:text-properties fo:language="fr" fo:country="FR"/>
    </style:style>
    <style:style style:name="T3"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ela ne devait pourtant pas être bien compliqué. Palema n'avait peut-être pas la taille d'une mégalopole telle que New York, mais c'était tout de même une ville aux proportions raisonnables. Alors il devait bien y exister un groupe de musique quelconque qui pourrait faire son affaire, non ? Cela faisait maintenant plusieurs semaines qu'Edward avait entamé ses recherches, et pour l'instant il n'avait absolument rien trouvé. Enfin, rien de suffisamment bon à ses yeux pour pouvoir prétendre à être produit par la Nightray Company ©. Le blondin n'avait pas la prétention de se prendre pour un expert en musique, mais à aucun moment lors de ses investigations il n'avait ressenti les frissons qui auraient pu le faire basculer, tenter le coup. Pour l'instant, Edward n'avait même pas encore sorti la carte de visite que lui avait donnée Alice, sachant pertinemment que celle-ci ne se déplacerait probablement pas pour ce genre d'amateurs.</text:p>
      <text:p text:style-name="Standard"/>
      <text:p text:style-name="Standard">A la pensée de la jeune femme, le garçon fut parcouru d'un rapide frisson. Il avait été plutôt impressionné par elle lors de leur rencontre dans les locaux de l'entreprise, son autorité naturelle ayant eu un effet certain sur lui. Elle incarnait son exact opposé ; quelqu'un à qui l'on avait donné des responsabilités très tôt, qui avait su s'imposer là où Edward était infantilisé en permanence par les gens qu'il côtoyait, à commencer par sa famille. La mission qui lui avait été donnée, à savoir trouver un remplaçant pour l'artiste que l'adolescent avait fait fuir de la Nightray Company, s'avérait être plus dure qu'il ne l'avait estimé. Depuis des semaines maintenant, il sillonnait les bars et les salles de concerts à la recherche de la prochaine perle de l'entreprise. Son inexpérience en la matière ne jouait pas en sa faveur et il avait été à plusieurs reprises à deux doigts d'abandonner. Seul son désir pathologique d'équilibre et de justice lui avait fait poursuivre sa quête, pour ne pas avoir de dette à l'égard d'Alice.</text:p>
      <text:p text:style-name="Standard"/>
      <text:p text:style-name="Standard">A la manière de tous ses derniers week-end, Edward était sorti ce samedi-là pour tenter d'accomplir sa tâche, sans grand succès jusqu'à présent. Pour tout vous dire, il en était arrivé à un point où il avait jeté son dévolu sur une boîte de nuit ce soir. Le blondin avait utilisé sa botte secrète « je travaille pour la plus grosse boîte de production de la ville » pour rentrer malgré son âge en dessous de la limite légale et avait ensuite passé la soirée assis sur une banquette à essayer de repérer un D.J qui sortirait du lot. La musique était particulièrement désagréable dans cet endroit, mais se priver de styles musicaux ne ferait que nuire aux chances de réussite de sa mission, qui étaient déjà suffisamment basses pour qu'il ne puisse se permettre ce luxe. D'autant plus que c'était un genre à la mode, ce qui pourrait jouer en sa faveur. Assis seul dans son carré, un verre à la main, Edward écoutait donc d'un air distrait et profondément ennuyé les basses qu'envoyait actuellement « D.J Lapinou ». En lâchant un profond soupir, l'adolescent à la chevelure dorée se dit que ce ne serait certainement pas le prochain disque d'or...</text:p>
      <text:p text:style-name="P1">Nul. Zéro. Nada. Rien de rien... C'était désespérant. Les morceaux se succédaient, se ressemblant horriblement tant dans leur sonorité que dans leur médiocrité. Et le mot était faible. S'il le savait déjà avant même de poser le pied dans cet établissement, Edward en était maintenant intimement convaincu : la musique de boîte c'était naze et les clubbers étaient des gens atteints de surdité, en plus d'avoir la bêtise de passer leurs samedis soirs dans ces lieux. Le garçon avait un avis assez tranché sur la question, mais il fallait l'admettre : les musiques -si l'on pouvait les appeler ainsi- qui étaient proposés au Hungry Jackal n'avaient rien d'harmonieux. C'étaient des morceaux agressifs à l'oreille, au sein desquels la quantité abusives de basses venait provoquer un déséquilibre musical qui était à deux doigts de faire faire un malaise à notre blondin.</text:p>
      <text:p text:style-name="Standard"/>
      <text:p text:style-name="Standard">Ce dernier était toujours en train de siroter son verre, tranquillement assis dans un coin de l'immense salle où se partageaient consommation allègre d'alcool et danses décomplexées -le premier donnant malheureusement bien souvent lieu au second. Le regard d'Edward semblait dirigé vers un groupe de jeunes filles en train de glousser dans un carré un peu plus loin, mais si malgré l'obscurité ambiante, que les lumières stroboscopiques n'amélioraient en rien, vous parveniez à regarder au fond de ses yeux, vous n'y verriez non pas une lueur lubrique de voyeur mais un air absent, comme éteint. En vérité Edward était occupé à essayer de trouver son prochain lieu de recherche et ne prêtait aucunement attention à ce qui l'entourait.</text:p>
      <text:p text:style-name="Standard"/>
      <text:p text:style-name="Standard">Aussi lorsqu'une autre jeune femme lui demanda de manière purement rhétorique si elle pouvait se joindre à lui, le garçon ne tourna même pas son visage dans sa direction. Il n'avait tout bonnement même pas remarqué son arrivée. Il fallut que Luna lui pose une nouvelle question -tout aussi ironique- pour qu'Edward se rende compte de sa présence. Alors qu'il portait son verre à ses lèvres, ce dernier tourna son regard azuré en direction de la Nephil, arrêtant son geste en plein vol pour planter ses yeux dans les siens. Un air d'incrédulité se lisait à présent sur son visage, en lieu et place du vide intersidéral que l'on pouvait y déceler quelques instants plus tôt. Il cligna plusieurs fois des yeux, avant de reposer son verre sur la table.</text:p>
      <text:p text:style-name="Standard"/>
      <text:p text:style-name="Standard">-Je vous demande pardon ?</text:p>
      <text:p text:style-name="Standard"/>
      <text:p text:style-name="Standard">L'air d'incompréhension qui trônait sur sa face accentuait encore un peu son air juvénile. Le garçon avait été particulièrement surpris qu'on l'accoste de la sorte et il avait été tiré de ses rêveries un peu trop abruptement. Profitant du silence qui s'était installé entre les deux jeunes gens, comme si une bulle s'était formée autour d'eux, il tenta de décrypter ce que Luna lui avait dit. Il y parvint après quelques instants de réflexion et comprenant que pour une quelconque raison celle-ci ne voyait pas d'un bon œil sa présence ici il lui lâcha son plus beau sourire sarcastique avant de plonger la main dans sa veste pour en sortir la carte de visite d'Alice.</text:p>
      <text:p text:style-name="Standard"/>
      <text:p text:style-name="Standard">-Je travaille pour la Nightray Company. Du coup ça ouvre des portes. Mais croyez-le ou non, j'aurais préféré être à Disneyland.</text:p>
      <text:p text:style-name="P1">Un mensonge. Un putain de mensonge. Ce n'était pas le genre de choses qu'Edward avait l'habitude de faire mais pour le coup, il n'allait pas se gêner. Sa soirée était déjà suffisamment pourrie pour ne pas avoir besoin qu'une pimbêche vienne le prendre de haut et lui dise de retourner dans les jupes de sa mère. Non pas que le blondin avait particulièrement envie de rester dans cet endroit miteux -bien au contraire même- mais que cela lui plaise ou non, il avait une mission à accomplir et il se serait volontiers passé des désagréments de ce genre. Alors oui, il mentait. Enfin à moitié seulement ; si le garçon n'était pas vraiment un employé de la Nightray Company, il effectuait tout de même un travail pour eux.</text:p>
      <text:p text:style-name="Standard"/>
      <text:p text:style-name="Standard">Et puis, il fallait l'admettre, voir la tronche des videurs -ou en l'occurrence de ladite pimbêche- lorsqu'il sortait cette carte de visite à tout bout de champ avait quelque chose d'extrêmement satisfaisant. Un sentiment de puissance s'emparait d'Edward, lui qui avait toujours vécu sa petite vie insignifiante voyait l'étonnement dans leur regard. Il passait du statut de gamin sans intérêt à celui d'employé dans une entreprise prestigieuse. Aussi lorsque Luna le qualifia de « chasseur de tête », le garçon eut toutes les peines du monde à retenir un sourire triomphant qui l'aurait sans doute trahi. La fin de la remarque de la jeune femme lui arracha tout de même une risette, la comparaison étant bien trop amusante -à défaut d'être subtile.</text:p>
      <text:p text:style-name="Standard"/>
      <text:p text:style-name="Standard">-Ah bah ça... J'me suis perdu je crois. J'suis un peu désespéré là, je sais pas trop où chercher. En tout cas c'est sûr qu'ici je trouverai rien de... décent.</text:p>
      <text:p text:style-name="Standard"/>
      <text:p text:style-name="Standard">Edward insista lourdement sur ce dernier mot qu'il avait choisi avec soin. Il lâcha un soupir évocateur avant de retourner à sa boisson. Sans le vouloir, le blondin avait clairement indiqué qu'il était un néophyte en la matière en révélant qu'il ne connaissait pas beaucoup d'endroits où fouiner. En vérité, c'était globalement le cadet de ses soucis. Il n'avait qu'une envie c'était quitter ce lieu insalubre et ne plus jamais y mettre les pieds. Mais c'était hors de question sans une trouvaille ou au moins une autre adresse où se rendre ensuite. C'est alors que l'adolescent réalisa quelque chose. Les yeux toujours dans le vague, il posa une question à Luna sans pour autant se fatiguer à la regarder.</text:p>
      <text:p text:style-name="Standard"/>
      <text:p text:style-name="Standard">-Et vous ? C'est votre repère ou un truc du genre ?</text:p>
      <text:p text:style-name="P1">La réponse à sa question à demi sarcastique ne tarda pas à se faire entendre, sous la forme d'un petit rire un peu trop aigu étant donné les circonstances, qui eut pour effet d'accentuer le sourire du blondin. La jeune femme se justifia ensuite de ne pas être une habituée de cet endroit insalubre, mais simplement de passage après y avoir effectué un travail. Avec une petite grimace, Edward songea qu'il aurait bien aimé être dans le même cas. Seulement lui, il n'avait pas encore terminé ledit job. Donc il était encore coincé ici... Suite à cela, Luna lui indiqua qu'elle allait tirer sa révérence dès son verre terminé. </text:p>
      <text:p text:style-name="Standard"/>
      <text:p text:style-name="Standard">Après un rapide coup d’œil, l'adolescent constata avec étonnement que c'était déjà le cas. Il arqua un sourcil mais ne fit aucun commentaire dessus, d'autant plus qu'elle semblait l'avoir remarqué d'elle-même. L'espace d'un instant le silence régna de nouveau en maître sur les deux jeunes gens, leurs deux regards plongés sur le récipient vide alors que Luna paraissait tiraillée par des pensées existentielles. Elle finit par reprendre la parole, pour expliquer à un Edward dépourvu de toute réaction qu'elle était en fait musicienne et qu'elle avait arpenté une bonne partie des bistrots des autres quartiers de Palema. Le blondin ne réalisa pas tout de suite ce que cela voulait dire et se contenta de tremper ses lèvres dans sa propre boisson -qui tirait également vers la fin, feignant à merveille l'intérêt alors que ses pensées s'étaient déjà égarées bien loin. </text:p>
      <text:p text:style-name="Standard"/>
      <text:p text:style-name="Standard">Son attention fut à nouveau happée par Luna lorsque celle-ci se leva tant bien que mal de sa chaise pour mettre en application l'énoncé qu'elle avait fait quelques secondes auparavant. Plus spécifiquement, la mention de l'héritière de la Nightray Company lui fit lever la tête, mouvement accompagné d'un « hein ? » explicite. A l'entente de ce nom, Edward fronça du nez involontairement. Même s'il se targuait de travailler pour elle, l'adolescent ne gardait pas un souvenir particulièrement plaisant de leur rencontre. En effet, il s'était plus ou moins grillé et ridiculisé auprès d'Alice -et même de son père, et se retrouvait à travailler quasi bénévolement pour eux. C'était la seule raison de sa présence ici, et même si tous ces événements étaient majoritairement de sa faute, le blondin ne pouvait s'empêcher d'avoir du ressentiment pour sa nouvelle chef. </text:p>
      <text:p text:style-name="Standard"/>
      <text:p text:style-name="Standard">Une nouvelle fois perdu dans ses pérégrinations, Edward ne percuta que lorsque Luna s'était déjà éloignée de plusieurs mètres. Il se leva d'un bond et se lança à sa suite.</text:p>
      <text:p text:style-name="Standard"/>
      <text:p text:style-name="Standard">-Attendez !</text:p>
      <text:p text:style-name="Standard"/>
      <text:p text:style-name="Standard">Arrivé à sa hauteur, il l'attrapa par la manche pour la retenir, se maudissant d'avoir été aussi long à la détente. Si elle était musicienne et qu'elle avait déjà roulé sa bosse dans le coin, il y avait des chances pour que la jeune femme possède des informations qui pourraient lui être utiles. Enfin, si elle acceptait de les lui donner... Après tout, Luna ne s'était pas montré particulièrement enthousiaste à l'idée de discuter avec lui jusqu'à présent, à croire qu'il avait fait une mauvaise impression à ses yeux.</text:p>
      <text:p text:style-name="Standard"/>
      <text:p text:style-name="Standard">-Vous disiez que vous faisiez de la musique ? Vous auriez pas une ou deux adresses à me donner pour que je puisse trouver un chanteur ou un groupe qui vaille le coup ?</text:p>
      <text:p text:style-name="P1">A première vue, cette mystérieuse chanteuse n'était pas ravie qu'Edward lui tienne la jambe comme cela. Ce dernier eut même peur qu'elle lui en retourne une, au vu du regard qu'elle lui lança. For heureusement pour son visage angélique et lui, Luna parvint à se retenir d'écraser son poing sur sur nez lorsqu'elle se rendit compte que ce n'était que lui. Ou en tout cas, le garçon espérait que c'était la raison pour laquelle elle s'était calmée. Rien n'était moins sûr. Toujours était-il qu'au lieu de lui taper dessus, Luna lui adressa un sourire un peu bancal mais à l'allure sincère. Ses yeux pétillaient légèrement, à la manière de ceux qui commencent à avoir trop bu, et Edward se demanda si son regard avait aussi cette petite lueur malgré sa sobriété relative.</text:p>
      <text:p text:style-name="Standard"/>
      <text:p text:style-name="Standard">Le sentiment qu'il avait qu'à l'inverse, la demoiselle aux cheveux bleus commençait à avoir les pensées embrouillées s'accentua lorsque celle-ci se mit à parler toute seul. Ses mots résonnèrent dans l'esprit du blondin qui se sentit à la fois vexé et un peu honteux. Vexé car Luna avait immédiatement compris qu'elle avait affaire à un amateur, même si en toute honnêteté Edward lui avait facilité la tâche à ce sujet -et ce malgré l'alcool, et honteux car une fois encore, il n'était pas vraiment un chasseur de tête de la Nightray mais juste un pauvre gars qui devait rembourser la dette qu'il avait contractée auprès d'eux. Se faire passer pour quelqu'un d'autre ne faisait pas partie de ses habitudes et en l'occurrence, cela pouvait potentiellement ternir l'image de l'entreprise -bien que cela ne lui importait que peu, et le faire passer pour un requin désireux de se faire de l'argent sur le dos de jeunes talents, ce qui pourrait donner moins envie à une personne de l'aider. Une personne comme Luna.</text:p>
      <text:p text:style-name="Standard"/>
      <text:p text:style-name="Standard">L'espace d'un instant, Edward envisagea de tout lui dire. Qu'il était en fait pieds et poings liés face à ses obligations. Qu'il ne faisait pas ça par cupidité mais pour se libérer de son fardeau. Peut-être qu'en connaissant la vérité, Luna serait prise de pitié pour lui et consentirait à lui filer un coup de main ? Ou alors elle le mépriserait un peu plus pour avoir essayé de jouer au grand et lui cracherait à la figure. L'un dans l'autre, peut-être valait-il mieux attendre de voir comment les choses se passaient et aviser ensuite. Edward n'avait pas envie de la supplier de l'aider, mais avait suffisamment besoin d'elle pour considérer la chose. Et de toute façon, ce mensonge allait lui retomber sur le coin du visage à un moment ou un autre. Chaque mauvaise action était toujours compensée. C'était le deal. L'équilibre.</text:p>
      <text:p text:style-name="Standard"/>
      <text:p text:style-name="Standard">En parlant de deal, Luna -dont les tergiversions au sujet de la proposition de l'adolescent avaient permis à celui-ci de s'égarer à nouveau dans les méandres de ses pensées- lui fit indirectement une proposition en sous-entendant qu'avec un peu plus d'alcool elle serait plus encline à lui donner ce qu'il voulait. D'abord étonné, le blondin lui rendit cependant rapidement son sourire malicieux. Un service, ça se paye. Rien n'était gratuit et il aurait été bien mal placé pour contester la demande de compensation. Tout en lui répondant, il partit en direction du bar pour commander une nouvelle tournée.</text:p>
      <text:p text:style-name="Standard"/>
      <text:p text:style-name="Standard">-Je comprends. Peut-être qu'une autre mauvaise boisson hors de prix vous fera reconsidérer. Au moins ça vous donnera encore plus envie de vous barrer d'ici.</text:p>
      <text:p text:style-name="Standard"/>
      <text:p text:style-name="Standard">Tout en parlant, Edward essayait tant bien que mal de se frayer un chemin jusqu'au comptoir parmi la foule de clients comprimés les uns contre les autres. Il parvint à attirer l'attention de l'un des barmen en levant un bras et tenta de commander. Il dû s'y reprendre à plusieurs fois tant le brouhaha ambiant rendait la communication difficile. A se débattre comme ça contre tous les éléments il paraissait encore plus ridicule, mais persista et finit par arriver à ses fins.</text:p>
      <text:p text:style-name="Standard"/>
      <text:p text:style-name="Standard">-Votre moins bon whisky pour la demoiselle, et moi je vais reprendre une pinte de Rituel. Puis il se tourna à nouveau vers Luna. Au fait, moi c'est Edward !</text:p>
      <text:p text:style-name="P1">A peine Edward avait mis la main sur les deux verres si durement acquis qu'il réalisa quelque chose. Perdu dans ses pensées comme il l'était -et clairement peu aidé par la pollution sonore du Hungry Jackal, il avait mal compris ce que Luna lui répondait. En effet, la jeune fille n'avait pas dit « je suis trop sobre » mais plutôt « Je suis pas assez sobre ». Pendant un moment, le blondin resta interdit, les deux boissons au bout de ses bras suspendus dans le vide. Il avait compris l'inverse de ce qu'on lui disait, et risquait de passer pour un gros lourd cherchant à la faire boire. Surtout si Luna apprenait que c'était un imposteur. Son incapacité chronique à faire attention à son entourage le mettait une fois de plus dans une situation embarrassante, qui pour le coup risquait de lui coûter de précieuses informations.</text:p>
      <text:p text:style-name="Standard"/>
      <text:p text:style-name="Standard">Alors qu'il se maudissait une fois de plus pour se manque de conversation et qu'il cherchait un moyen de rattraper le coup, Edward se fit subtiliser le plus petit des deux verres. Sans comprendre, il regarda la Nephil s'installer à côté de lui sur le comptoir en souriant. Qu'est-ce que... ? Visiblement, son initiative de lui payer à boire de déranger pas plus que ça la demoiselle, qui continua la discussion l'air de rien. Encore un peu hébété, l'adolescent mit quelques secondes à réagir, se demandant si finalement il avait bien compris la première fois. A moins qu'elle n'ait parlé au second degré ? Dans tous les cas, cela lui facilitait grandement la tâche. Aussi Edward décida de laisser couler et se rassit en buvant une gorgée.</text:p>
      <text:p text:style-name="Standard"/>
      <text:p text:style-name="Standard">-Comme je le disais... Travailler pour la Nightray, ça ouvre des portes.</text:p>
      <text:p text:style-name="Standard"/>
      <text:p text:style-name="Standard">Une non-réponse assez peu subtile. Le blondin n'avait pas donné explicitement son âge mais c'était comme s'il avait avoué ne pas être majeur. Il disait la vérité cependant. Il avait découvert avec intérêt que les règles pouvaient aisément être contournées avec un minimum de pouvoir. <text:span text:style-name="T1">Pouvoir </text:span><text:span text:style-name="T2">qu'il avait obtenu au moment où il avait commencé à travailler pour Alice. Les clubs connaissaient la réputation de sa compagnie et savaient que la découverte de la prochaine étoile montante de la musique dans leur établissement leur ferait un sacré coup de pub. Aussi ils se montraient aussi accueillants que possible envers </text:span><text:span text:style-name="T1">ses </text:span><text:span text:style-name="T2">employés. </text:span></text:p>
      <text:p text:style-name="P3"/>
      <text:p text:style-name="P3">Cependant, les boîtes n'étaient pas les seuls à connaître la Nightray Company, et Luna rebondit sur sa réponse pour lui indiquer son doute quant à la légitimité de sa présence ici. Le semblant d'assurance qu'Edward avait commencé à construire en élaborant son histoire s'écroula aussi sec. Elle n'était pas née de la dernière pluie et son baratin ne fonctionnerait pas dessus. Le sourire de la jeune femme finit de le déstabiliser alors que son cerveau turbinait pour trouver ce qu'il allait bien pouvoir lui répondre. Il inspira un coup avant de retenir sa respiration machinalement. Il était peut-être temps d'arrêter les bêtises. </text:p>
      <text:p text:style-name="P3"/>
      <text:p text:style-name="P3">-Disons que j'ai... passé un marché avec Alice Nightray. Je vous raconterai tout si vous me filez un coup de main.</text:p>
      <text:p text:style-name="P3"/>
      <text:p text:style-name="P3">Edward lui envoya un sourire malicieux, d'un air de dire « et ce récit vaut son pesant de cacahuètes ». Il ne fallait pas perdre le Nord. De cette manière, Edward ne lui révélait pas encore toute l'histoire, qui lui aurait probablement valu au mieux une moquerie sympathique et au pire un mépris non dissimulé. Le blondin gardait ainsi une carte dans sa manche. Ce n'était pas non plus un mensonge dont il devrait se dépêtrer plus tard. Définitivement, il s'agissait ici de sa meilleure option. Et Luna semblait s'intéresser un tant soit peu à lui, ce qui lui donnait une chance que ce nouveau marché parvienne à son terme. Juste après avoir répondu, l'étudiant fronça légèrement les sourcils.</text:p>
      <text:p text:style-name="P3"/>
      <text:p text:style-name="P3">-Vous semblez bien connaître la Nightray Company. Vous avez travaillé pour eux ou un truc du genre ?</text:p>
      <text:p text:style-name="P2">La réponse de Luna surprit quelque peu le blondin, qui but une nouvelle gorgée tout en arquant à nouveau les sourcils. Ainsi, le frère de la jeune femme était en couple avec Alice Nightray, pourtant elle disait ne pas connaître personnellement cette dernière. <text:span text:style-name="T3">P</text:span>ar ailleurs, même la nature de sa relation avec son frangin était incertaine. Quel genre de liens pouvait avoir cette fratrie si les uns n'étaient même pas au courant des fréquentations des autres. Si son intuition était bonne, le fait qu'ils soient mêlés à la famille de la société de production laissait présager à des relations assez peu cordiales, à l'image de celles qu'Alice entretenait avec son père. Décidément, les rencontres d'Edward de ces derniers temps avaient le mérite de le sortir de son cercle social -aussi inexistant était-il. </text:p>
      <text:p text:style-name="P3"/>
      <text:p text:style-name="P3">Si la famille de cette chanteuse était en lien avec les Nightray, alors le garçon ferait mieux de se méfier. Ces gens-là n'étaient pas comme lui. Ils n'hésitaient pas à utiliser des personnes moins influentes qu'eux pour servir leurs intérêts, et si Alice ne lui avait pas parut vraiment malhonnête, il avait rapidement compris que s'il ne faisait pas attention à là où il posait les pieds, le blondin risquait fort de se faire piétiner sans retenue. L'autre aspect important de cette information était que si Luna, son frère ou n'importe qui de son entourage connaissait Alice, alors celle-ci pourrait très facilement être au courant de ses moindres faits et gestes. </text:p>
      <text:p text:style-name="P3"/>
      <text:p text:style-name="P3">-Hum... Je vois.</text:p>
      <text:p text:style-name="P3"/>
      <text:p text:style-name="P3">Edward n'en montrait rien, mais il était soudainement devenu beaucoup plus prudent. Il risquait à présent que ses paroles soient répétées auprès de sa soi-disant chef, aussi fallait-il qu'il fasse attention à tout ce qu'il allait dire. Rien que le fait qu'il agite la carte d'Alice partout où il allait pourrait se retourner contre lui. Ceci dit, cela signifiait également que Luna pouvait être la personne qui lui causait ces ennuis en rapportant à Alice. Aussi mieux valait ne pas la contrarier, au cas où. Enfermé dans sa toute nouvelle paranoïa, l'adolescent prit la résolution d'être aussi agréable que possible avec elle le temps qu'il faudrait, et surtout de ne pas traîner trop longtemps en sa compagnie, pour ne pas lui donner plus de raisons que nécessaire d'aller moufter auprès de l'héritière de la Nightray Company. Aussi lorsque Luna lui annonça qu'elle connaissait un autre bar pouvant potentiellement lui donner ce qu'il cherchait, Edward se montra aussi enthousiaste que possible. Ses yeux s'écarquillèrent et il se leva presque de sa chaise, un sourire remontant jusqu'à ses oreilles. </text:p>
      <text:p text:style-name="P3"/>
      <text:p text:style-name="P3">-C'est vrai ?! Vous m'y emmèneriez ?</text:p>
      <text:p text:style-name="P3"/>
      <text:p text:style-name="P3">Ses efforts allaient peut-être enfin porter leurs fruits...</text:p>
      <text:p text:style-name="P2">L'énergie et l'engouement d'Edward ne furent pas vraiment contagieux. Ce fut même presque l'opposé puisque Luna, après s'être à son tour levée pour se mettre à sa hauteur, lui servit ce qui était presque une engueulade concernant le fait qu'il la vouvoyait depuis le début de leur conversation alors qu'elle ne s'était pas gênée pour lui donner du « tu », arguant qu'elle n'était pas sa supérieure ou même simplement en lien avec la Nightray. Cette réaction eut l'effet d'une douche froide sur le blondin, qui la regarda avec ses yeux toujours grands écarquillés, son sourire s'étant figé sur son visage dans une expression glacée. Après une seconde il parvint à balbutier quelques mots.</text:p>
      <text:p text:style-name="P3"/>
      <text:p text:style-name="P3">-Je euh... d'accord. Mais je connais même pas vot... ton nom...</text:p>
      <text:p text:style-name="P3"/>
      <text:p text:style-name="P3">Ce n'est qu'en voyant la démarche peu assurée de la Nephil qu'Edward comprit finalement la virulence de sa réaction. Les whiskies commençaient à s'accumuler et la jeune femme n'était plus vraiment en pleine possession de ses moyens. Un sourire mi figue, mi raison s'installa à nouveau au coin de ses lèvres. Ses pensées à lui n'étaient plus aussi claires qu'elles ne l'étaient quelques heures plus tôt non plus. Peut-être que d'aller voir cet autre bar n'était pas une si bonne idée que cela... Enfin, c'est ce qu'il se serait dit si justement, son esprit n'avait pas été embrumé par l'alcool qu'il avait déjà consommé. Au lieu de cela, l'adolescent lui emboîta joyeusement le pas en haussant les épaules. </text:p>
      <text:p text:style-name="P3"/>
      <text:p text:style-name="P3">-Allez c'est parti. Je v... te fais confiance.</text:p>
      <text:p text:style-name="P3"/>
      <text:p text:style-name="P3">Les deux jeunes gens sortirent ainsi du bar et se mirent à marcher de leur pas légèrement défailla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oé </meta:initial-creator>
    <meta:creation-date>2017-04-01T22:40:04.30</meta:creation-date>
    <dc:date>2017-05-08T17:34:57.05</dc:date>
    <meta:editing-duration>PT19H20M45S</meta:editing-duration>
    <meta:editing-cycles>964</meta:editing-cycles>
    <meta:generator>OpenOffice/4.1.1$Win32 OpenOffice.org_project/411m6$Build-9775</meta:generator>
    <dc:creator>Théo </dc:creator>
    <meta:document-statistic meta:table-count="0" meta:image-count="0" meta:object-count="0" meta:page-count="8" meta:paragraph-count="47" meta:word-count="4046" meta:character-count="23999"/>
  </office:meta>
</office:document-meta>
</file>